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, 'SF Pro Display', Roboto, Noto, Arial, 'PingFang SC', sans-serif"/>
    <style:font-face style:name="Source Code Pro1" svg:font-family="'Source Code Pro', 'DejaVu Sans Mono', 'Ubuntu Mono', 'Anonymous Pro', 'Droid Sans Mono'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5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6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left="0.4165in" fo:margin-right="0in" fo:margin-top="0.0835in" fo:margin-bottom="0in" loext:contextual-spacing="false" fo:text-indent="0in" style:auto-text-indent="false" fo:padding="0in" fo:border="none"/>
      <style:text-properties style:font-name-asian="Microsoft YaHei" style:font-size-asian="12pt" loext:padding="0in" loext:border="none"/>
    </style:style>
    <style:style style:name="P8" style:family="paragraph" style:parent-style-name="Text_20_body" style:list-style-name="L5">
      <style:paragraph-properties fo:margin-left="0.4165in" fo:margin-right="0in" fo:margin-top="0.0835in" fo:margin-bottom="0in" loext:contextual-spacing="false" fo:text-indent="0in" style:auto-text-indent="false" fo:padding="0in" fo:border="none"/>
      <style:text-properties style:font-name-asian="Microsoft YaHei" style:font-size-asian="12pt" loext:padding="0in" loext:border="none"/>
    </style:style>
    <style:style style:name="P9" style:family="paragraph" style:parent-style-name="Text_20_body" style:list-style-name="L1">
      <style:paragraph-properties fo:margin-left="0.416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10" style:family="paragraph" style:parent-style-name="Text_20_body" style:list-style-name="L5">
      <style:paragraph-properties fo:margin-left="0.416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11" style:family="paragraph" style:parent-style-name="Text_20_body" style:list-style-name="L4">
      <style:paragraph-properties fo:margin-left="0.4165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12" style:family="paragraph" style:parent-style-name="Text_20_body" style:list-style-name="L3">
      <style:paragraph-properties fo:margin-left="0.3335in" fo:margin-right="0in" fo:margin-top="0in" fo:margin-bottom="0in" loext:contextual-spacing="false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.3335in" fo:margin-right="0in" fo:margin-top="0.0835in" fo:margin-bottom="0in" loext:contextual-spacing="false" fo:text-indent="0in" style:auto-text-indent="false" fo:padding="0in" fo:border="none"/>
      <style:text-properties style:font-name-asian="Microsoft YaHei" style:font-size-asian="12pt" loext:padding="0in" loext:border="none"/>
    </style:style>
    <style:style style:name="P14" style:family="paragraph" style:parent-style-name="Text_20_body" style:list-style-name="L3">
      <style:paragraph-properties fo:margin-left="0.3335in" fo:margin-right="0in" fo:margin-top="0.0835in" fo:margin-bottom="0in" loext:contextual-spacing="false" fo:text-indent="0in" style:auto-text-indent="false" fo:padding="0in" fo:border="none"/>
      <style:text-properties style:font-name-asian="Microsoft YaHei" style:font-size-asian="12pt" loext:padding="0in" loext:border="none"/>
    </style:style>
    <style:style style:name="P15" style:family="paragraph" style:parent-style-name="Text_20_body" style:list-style-name="L3">
      <style:paragraph-properties fo:margin-left="0.333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16" style:family="paragraph" style:parent-style-name="Text_20_body" style:list-style-name="L6">
      <style:paragraph-properties fo:margin-left="0.333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17" style:family="paragraph" style:parent-style-name="Text_20_body" style:list-style-name="L7">
      <style:paragraph-properties fo:margin-left="0.333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18" style:family="paragraph" style:parent-style-name="Text_20_body" style:list-style-name="L5">
      <style:paragraph-properties fo:margin-left="0.8335in" fo:margin-right="0in" fo:margin-top="0in" fo:margin-bottom="0in" loext:contextual-spacing="false" fo:text-indent="0in" style:auto-text-indent="false" fo:padding="0in" fo:border="none"/>
    </style:style>
    <style:style style:name="P19" style:family="paragraph" style:parent-style-name="Text_20_body" style:list-style-name="L5">
      <style:paragraph-properties fo:margin-left="0.8335in" fo:margin-right="0in" fo:margin-top="0.0835in" fo:margin-bottom="0in" loext:contextual-spacing="false" fo:text-indent="0in" style:auto-text-indent="false" fo:padding="0in" fo:border="none"/>
      <style:text-properties loext:padding="0in" loext:border="none"/>
    </style:style>
    <style:style style:name="P20" style:family="paragraph" style:parent-style-name="Heading_20_1">
      <style:text-properties fo:font-variant="normal" fo:text-transform="none" fo:color="#333333" fo:letter-spacing="normal" fo:background-color="#ffffff" style:font-name-asian="Microsoft YaHei" style:font-size-asian="18pt" style:font-style-asian="normal" style:font-weight-asian="normal" loext:padding="0in" loext:border="none"/>
    </style:style>
    <style:style style:name="P21" style:family="paragraph" style:parent-style-name="Heading_20_1">
      <style:paragraph-properties fo:margin-left="0in" fo:margin-right="0in" fo:margin-top="0.0835in" fo:margin-bottom="0.1665in" loext:contextual-spacing="false" style:line-height-at-least="0.3752in" fo:text-indent="0in" style:auto-text-indent="false" fo:padding="0in" fo:border="none"/>
      <style:text-properties fo:color="#4f4f4f" style:font-name-asian="Microsoft YaHei" style:font-size-asian="21pt" style:font-weight-asian="bold" loext:padding="0in" loext:border="none"/>
    </style:style>
    <style:style style:name="P22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P23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style:font-name-asian="Microsoft YaHei" style:font-size-asian="16.5pt" style:font-weight-asian="bold" loext:padding="0in" loext:border="none"/>
    </style:style>
    <style:style style:name="P24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loext:padding="0in" loext:border="none"/>
    </style:style>
    <style:style style:name="T1" style:family="text">
      <style:text-properties style:font-name="Microsoft YaHei" fo:font-size="12pt"/>
    </style:style>
    <style:style style:name="T2" style:family="text">
      <style:text-properties style:font-name="Microsoft YaHei" fo:font-size="12pt" loext:padding="0in" loext:border="none"/>
    </style:style>
    <style:style style:name="T3" style:family="text">
      <style:text-properties style:font-name="Microsoft YaHei" fo:font-size="12pt" fo:font-weight="normal"/>
    </style:style>
    <style:style style:name="T4" style:family="text">
      <style:text-properties style:font-name="Microsoft YaHei" fo:font-size="16.5pt" fo:font-weight="bold"/>
    </style:style>
    <style:style style:name="T5" style:family="text">
      <style:text-properties style:font-name-asian="Microsoft YaHei" style:font-size-asian="12pt"/>
    </style:style>
    <style:style style:name="T6" style:family="text">
      <style:text-properties style:font-name-asian="Microsoft YaHei" style:font-size-asian="12pt" loext:padding="0in" loext:border="none"/>
    </style:style>
    <style:style style:name="T7" style:family="text">
      <style:text-properties style:font-name-asian="Microsoft YaHei" style:font-size-asian="12pt" style:font-weight-asian="normal"/>
    </style:style>
    <style:style style:name="T8" style:family="text">
      <style:text-properties style:font-name-asian="Microsoft YaHei" style:font-size-asian="16.5pt" style:font-weight-asian="bold"/>
    </style:style>
    <style:style style:name="T9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1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2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3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4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5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6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7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8" style:family="text">
      <style:text-properties fo:color="#4d4d4d" style:font-name-asian="Microsoft YaHei" style:font-size-asian="9pt" loext:padding="0in" loext:border="none"/>
    </style:style>
    <style:style style:name="T19" style:family="text">
      <style:text-properties fo:color="#abb2bf" style:font-name="Source Code Pro" fo:font-size="10.5pt" fo:background-color="#282c34" loext:char-shading-value="0" loext:padding="0in" loext:border="none"/>
    </style:style>
    <style:style style:name="T20" style:family="text">
      <style:text-properties fo:color="#abb2bf" fo:background-color="#282c34" loext:char-shading-value="0" loext:padding="0in" loext:border="none"/>
    </style:style>
    <style:style style:name="T21" style:family="text">
      <style:text-properties fo:color="#abb2bf" fo:background-color="#282c34" loext:char-shading-value="0" style:font-name-asian="Source Code Pro" style:font-size-asian="10.5pt" loext:padding="0in" loext:border="none"/>
    </style:style>
    <style:style style:name="T22" style:family="text">
      <style:text-properties fo:color="#c678dd" style:font-name="Source Code Pro" fo:font-size="10.5pt" fo:background-color="#282c34" loext:char-shading-value="0" loext:padding="0in" loext:border="none"/>
    </style:style>
    <style:style style:name="T23" style:family="text">
      <style:text-properties fo:color="#e6c07b" style:font-name="Source Code Pro" fo:font-size="10.5pt" fo:background-color="#282c34" loext:char-shading-value="0" loext:padding="0in" loext:border="none"/>
    </style:style>
    <style:style style:name="T24" style:family="text">
      <style:text-properties fo:color="#5c6370" style:font-name="Source Code Pro" fo:font-size="10.5pt" fo:font-style="italic" fo:background-color="#282c34" loext:char-shading-value="0" loext:padding="0in" loext:border="none"/>
    </style:style>
    <style:style style:name="T25" style:family="text">
      <style:text-properties fo:color="#5c6370" fo:background-color="#282c34" loext:char-shading-value="0" style:font-name-asian="Source Code Pro" style:font-size-asian="10.5pt" style:font-style-asian="italic" loext:padding="0in" loext:border="none"/>
    </style:style>
    <style:style style:name="T26" style:family="text">
      <style:text-properties style:font-name="Source Code Pro1" fo:font-size="12pt" loext:padding="0in" loext:border="none"/>
    </style:style>
    <style:style style:name="T27" style:family="text">
      <style:text-properties fo:color="#d19a66" style:font-name="Source Code Pro" fo:font-size="10.5pt" fo:background-color="#282c34" loext:char-shading-value="0" loext:padding="0in" loext:border="none"/>
    </style:style>
    <style:style style:name="T28" style:family="text">
      <style:text-properties fo:color="#61aeee" style:font-name="Source Code Pro" fo:font-size="10.5pt" fo:background-color="#282c34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-0.1965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结构体（对齐规则及举例）</text:h>
      <text:p text:style-name="P5"><text:span text:style-name="T11">2018</text:span><text:span text:style-name="T12">年</text:span><text:span text:style-name="T11">08</text:span><text:span text:style-name="T12">月</text:span><text:span text:style-name="T11">12</text:span><text:span text:style-name="T12">日 </text:span><text:span text:style-name="T11">11:59:09 </text:span><text:a xlink:type="simple" xlink:href="https://me.csdn.net/kuimzzs" office:target-frame-name="_blank" xlink:show="new" text:style-name="Internet_20_link" text:visited-style-name="Visited_20_Internet_20_Link"><text:span text:style-name="T14">kuimzzs</text:span></text:a><text:span text:style-name="T11"> </text:span><text:span text:style-name="T12">阅读数 </text:span><text:span text:style-name="T11">2081</text:span><text:span text:style-name="T15">更多</text:span></text:p>
      <text:p text:style-name="P6"><text:span text:style-name="T16">分类专栏：</text:span><text:span text:style-name="T13"> </text:span><text:a xlink:type="simple" xlink:href="https://blog.csdn.net/kuimzzs/article/category/7904393" office:target-frame-name="_blank" xlink:show="new" text:style-name="Internet_20_link" text:visited-style-name="Visited_20_Internet_20_Link"><text:span text:style-name="T17">C/C++</text:span></text:a></text:p>
      <text:section text:style-name="Sect1" text:name="article_content">
        <text:p text:style-name="P1"><text:span text:style-name="T1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9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0">CC 4.0 BY-SA </text:span></text:a><text:span text:style-name="T18">版权协议，转载请附上原文出处链接和本声明。</text:span></text:p>
        <text:p text:style-name="P1"><text:span text:style-name="T18">本文链接：</text:span><text:a xlink:type="simple" xlink:href="https://blog.csdn.net/kuimzzs/article/details/81605160" text:style-name="Internet_20_link" text:visited-style-name="Visited_20_Internet_20_Link"><text:span text:style-name="T10">https://blog.csdn.net/kuimzzs/article/details/81605160</text:span></text:a></text:p>
        <text:section text:style-name="Sect1" text:name="content_views">
          <text:p text:style-name="P3"> </text:p>
          <text:h text:style-name="P21" text:outline-level="1"><text:bookmark text:name="t0"/>概念</text:h>
          <text:list xml:id="list5923394590705698422" text:style-name="L1">
            <text:list-item>
              <text:p text:style-name="P7">一种数据结构；</text:p>
            </text:list-item>
            <text:list-item>
              <text:p text:style-name="P9"><text:span text:style-name="T1">C</text:span><text:span text:style-name="T5">语言中聚合数据类型的一类；</text:span></text:p>
            </text:list-item>
            <text:list-item>
              <text:p text:style-name="P7">可以被声明为变量、数组、指针等，用以实现比较复杂的数据结构；</text:p>
            </text:list-item>
            <text:list-item>
              <text:p text:style-name="P7">是一系列元素的集合，这些元素被称为结构体成员；</text:p>
            </text:list-item>
            <text:list-item>
              <text:p text:style-name="P7">结构体成员需要用结构体名访问。</text:p>
            </text:list-item>
          </text:list>
          <text:h text:style-name="P23" text:outline-level="3"><text:bookmark text:name="结构体声明"/><text:bookmark text:name="t1"/>结构体声明</text:h>
          <text:p text:style-name="P22"><draw:frame draw:style-name="fr1" draw:name="Frame1" text:anchor-type="paragraph" svg:width="0.25in" draw:z-index="0"><draw:text-box fo:min-height="0.2291in"><text:p text:style-name="P2"/></draw:text-box></draw:frame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A</text:span></text:span><text:span text:style-name="Source_20_Text"><text:span text:style-name="T19">{ <text:s/></text:span></text:span><text:span text:style-name="Source_20_Text"><text:span text:style-name="T24">//struct</text:span></text:span><text:span text:style-name="Source_20_Text"><text:span text:style-name="T25">是关键字， </text:span></text:span><text:span text:style-name="Source_20_Text"><text:span text:style-name="T24">A</text:span></text:span><text:span text:style-name="Source_20_Text"><text:span text:style-name="T25">是结构体标志</text:span></text:span></text:p>
          <text:p text:style-name="P22"><draw:frame draw:style-name="fr1" draw:name="Frame2" text:anchor-type="paragraph" svg:width="0.25in" draw:z-index="1"><draw:text-box fo:min-height="0.2291in"><text:p text:style-name="P2"/></draw:text-box></draw:frame><text:span text:style-name="Source_20_Text"><text:span text:style-name="T20"> <text:s text:c="3"/></text:span></text:span><text:span text:style-name="Source_20_Text"><text:span text:style-name="T22">int</text:span></text:span><text:span text:style-name="Source_20_Text"><text:span text:style-name="T19"> a; </text:span></text:span><text:span text:style-name="Source_20_Text"><text:span text:style-name="T24">//a,b</text:span></text:span><text:span text:style-name="Source_20_Text"><text:span text:style-name="T25">是结构体成员列表</text:span></text:span></text:p>
          <text:p text:style-name="P22"><draw:frame draw:style-name="fr1" draw:name="Frame3" text:anchor-type="paragraph" svg:width="0.25in" draw:z-index="2"><draw:text-box fo:min-height="0.2291in"><text:p text:style-name="P2"/></draw:text-box></draw:frame><text:span text:style-name="Source_20_Text"><text:span text:style-name="T20"> <text:s text:c="3"/></text:span></text:span><text:span text:style-name="Source_20_Text"><text:span text:style-name="T22">char</text:span></text:span><text:span text:style-name="Source_20_Text"><text:span text:style-name="T19"> b;</text:span></text:span></text:p>
          <text:p text:style-name="P22"><draw:frame draw:style-name="fr1" draw:name="Frame4" text:anchor-type="paragraph" svg:width="0.25in" draw:z-index="3"><draw:text-box fo:min-height="0.2291in"><text:p text:style-name="P2"/></draw:text-box></draw:frame><text:span text:style-name="Source_20_Text"><text:span text:style-name="T19">}s1; <text:s text:c="6"/></text:span></text:span><text:span text:style-name="Source_20_Text"><text:span text:style-name="T24">//s1</text:span></text:span><text:span text:style-name="Source_20_Text"><text:span text:style-name="T25">是结构体变量</text:span></text:span></text:p>
          <text:p text:style-name="P4">注意事项：</text:p>
          <text:list xml:id="list3172434641991492407" text:style-name="L2">
            <text:list-item>
              <text:p text:style-name="P13">一般情况下，声明出现三个部分的两个部分即可（标志或者变量可省略）</text:p>
            </text:list-item>
            <text:list-item>
              <text:p text:style-name="P13">结构体可以包含其他结构体，也可以包含指向自己的指针</text:p>
            </text:list-item>
            <text:list-item>
              <text:p text:style-name="P13">结构体互相包含时，需要对其中一个进行不完整声明</text:p>
            </text:list-item>
          </text:list>
          <text:h text:style-name="P23" text:outline-level="3"><text:bookmark text:name="结构体对齐规则"/><text:bookmark text:name="t2"/>结构体对齐规则</text:h>
          <text:list xml:id="list5641170825134848622" text:style-name="L3">
            <text:list-item>
              <text:p text:style-name="P14">计算结构体大小不是元素单纯相加；</text:p>
            </text:list-item>
            <text:list-item>
              <text:p text:style-name="P15"><text:span text:style-name="T1">32</text:span><text:span text:style-name="T5">位</text:span><text:span text:style-name="T1">CPU</text:span><text:span text:style-name="T5">取四个字节比一个字节更高效方便；</text:span></text:p>
            </text:list-item>
            <text:list-item>
              <text:p text:style-name="P15"><text:span text:style-name="T5">若每个元素首地址都是</text:span><text:span text:style-name="T1">4</text:span><text:span text:style-name="T5">的整数倍，取数据元素就能更高效方便；</text:span></text:p>
            </text:list-item>
            <text:list-item>
              <text:p text:style-name="P14">每个特定平台上编译器都有自己的默认的对齐系数（对齐模数），可通过编译命令来改变这一系数；</text:p>
            </text:list-item>
            <text:list-item>
              <text:p text:style-name="P12"><text:soft-page-break/><text:span text:style-name="Source_20_Text"><text:span text:style-name="T26">#pragma pack(n);//n=1,2,4,8,16</text:span></text:span><text:span text:style-name="T2">,</text:span><text:span text:style-name="T6">其中</text:span><text:span text:style-name="T2">n</text:span><text:span text:style-name="T6">就是你想要指定的系数。</text:span></text:p>
            </text:list-item>
            <text:list-item>
              <text:p text:style-name="P15"><text:span text:style-name="T5">一般情况下</text:span><text:span text:style-name="T1">32</text:span><text:span text:style-name="T5">位默认</text:span><text:span text:style-name="T1">4</text:span><text:span text:style-name="T5">字节对齐。</text:span></text:p>
            </text:list-item>
          </text:list>
          <text:p text:style-name="P4">对齐原因</text:p>
          <text:list xml:id="list5128953854233979481" text:style-name="L4">
            <text:list-item>
              <text:p text:style-name="P11"><text:span text:style-name="T7">平台原因（移植原因）</text:span><text:span text:style-name="T3"><text:line-break/></text:span><text:span text:style-name="T7">不是所有的硬件平台都能访问任意地址的任意数据，某些硬件平台只能在某些地址处取某些特定类型的数据的，否则抛出硬件异常。</text:span></text:p>
            </text:list-item>
            <text:list-item>
              <text:p text:style-name="P11"><text:span text:style-name="T7">性能原因</text:span><text:span text:style-name="T3"><text:line-break/></text:span><text:span text:style-name="T7">数据结构（尤其是栈），应该尽可能在自然边界上对齐，因为在访问为对齐的内存时，处理器需要访问两次，而对齐的内存处理器只需要访问一次。</text:span></text:p>
            </text:list-item>
          </text:list>
          <text:p text:style-name="P4">对齐规则</text:p>
          <text:list xml:id="list3144454802096208086" text:style-name="L5">
            <text:list-item>
              <text:p text:style-name="P10"><text:span text:style-name="T5">第一个成员在与结构体变量偏移量</text:span><text:span text:style-name="T1">(offset)</text:span><text:span text:style-name="T5">为</text:span><text:span text:style-name="T1">0</text:span><text:span text:style-name="T5">的地址处。</text:span></text:p>
            </text:list-item>
            <text:list-item>
              <text:p text:style-name="P8">其他成员变量要对齐到对齐数的整数倍的地址处。</text:p>
              <text:list>
                <text:list-item>
                  <text:p text:style-name="P19"><text:span text:style-name="T5">对齐数 </text:span><text:span text:style-name="T1">= </text:span><text:span text:style-name="T5">对齐系数 与 该成员大小的较小值。</text:span></text:p>
                </text:list-item>
                <text:list-item>
                  <text:p text:style-name="P18"><text:span text:style-name="Source_20_Text"><text:span text:style-name="T26">#pragma pack(n);</text:span></text:span><text:span text:style-name="T6">中的</text:span><text:span text:style-name="T2">n</text:span><text:span text:style-name="T6">就是对齐系数。</text:span></text:p>
                </text:list-item>
                <text:list-item>
                  <text:p text:style-name="P19"><text:span text:style-name="T1">VS</text:span><text:span text:style-name="T5">中默认的值为</text:span><text:span text:style-name="T1">8</text:span><text:span text:style-name="T5">；</text:span><text:span text:style-name="T1">linux</text:span><text:span text:style-name="T5">中的默认值为</text:span><text:span text:style-name="T1">4</text:span><text:span text:style-name="T5">。</text:span></text:p>
                </text:list-item>
              </text:list>
            </text:list-item>
            <text:list-item>
              <text:p text:style-name="P8">结构体总大小为最大对齐数（每个成员变量除了第一个成员都有一个对齐数）的整数倍。</text:p>
            </text:list-item>
            <text:list-item>
              <text:p text:style-name="P8">如果嵌套了结构体的情况，嵌套的结构体对齐到自己的最大对齐数的整数倍处，结构体的整体大小就是所有最大对齐数（含嵌套结构体的对齐数）的整数倍。</text:p>
            </text:list-item>
          </text:list>
          <text:p text:style-name="P4">举例说明对齐原则</text:p>
          <text:p text:style-name="P22"><draw:frame draw:style-name="fr1" draw:name="Frame5" text:anchor-type="paragraph" svg:width="0.25in" draw:z-index="4"><draw:text-box fo:min-height="0.2291in"><text:p text:style-name="P2"/></draw:text-box></draw:frame><text:span text:style-name="Source_20_Text"><text:span text:style-name="T27">1.</text:span></text:span><text:span text:style-name="Source_20_Text"><text:span text:style-name="T21">下面的结构体大小分别是多大（假设</text:span></text:span><text:span text:style-name="Source_20_Text"><text:span text:style-name="T27">32</text:span></text:span><text:span text:style-name="Source_20_Text"><text:span text:style-name="T21">位机器）？</text:span></text:span></text:p>
          <text:p text:style-name="P22"><draw:frame draw:style-name="fr1" draw:name="Frame6" text:anchor-type="paragraph" svg:width="0.25in" draw:z-index="5"><draw:text-box fo:min-height="0.2291in"><text:p text:style-name="P2"/></draw:text-box></draw:frame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A</text:span></text:span><text:span text:style-name="Source_20_Text"><text:span text:style-name="T19"> {</text:span></text:span></text:p>
          <text:p text:style-name="P22"><draw:frame draw:style-name="fr1" draw:name="Frame7" text:anchor-type="paragraph" svg:width="0.25in" draw:z-index="6"><draw:text-box fo:min-height="0.2291in"><text:p text:style-name="P2"/></draw:text-box></draw:frame><text:span text:style-name="Source_20_Text"><text:span text:style-name="T22">char</text:span></text:span><text:span text:style-name="Source_20_Text"><text:span text:style-name="T19"> a; </text:span></text:span><text:span text:style-name="Source_20_Text"><text:span text:style-name="T24">//1</text:span></text:span></text:p>
          <text:p text:style-name="P22"><draw:frame draw:style-name="fr1" draw:name="Frame8" text:anchor-type="paragraph" svg:width="0.25in" draw:z-index="7"><draw:text-box fo:min-height="0.2291in"><text:p text:style-name="P2"/></draw:text-box></draw:frame><text:span text:style-name="Source_20_Text"><text:span text:style-name="T22">char</text:span></text:span><text:span text:style-name="Source_20_Text"><text:span text:style-name="T19"> b; </text:span></text:span><text:span text:style-name="Source_20_Text"><text:span text:style-name="T24">//1</text:span></text:span></text:p>
          <text:p text:style-name="P22"><draw:frame draw:style-name="fr1" draw:name="Frame9" text:anchor-type="paragraph" svg:width="0.25in" draw:z-index="8"><draw:text-box fo:min-height="0.2291in"><text:p text:style-name="P2"/></draw:text-box></draw:frame><text:span text:style-name="Source_20_Text"><text:span text:style-name="T22">char</text:span></text:span><text:span text:style-name="Source_20_Text"><text:span text:style-name="T19"> c; </text:span></text:span><text:span text:style-name="Source_20_Text"><text:span text:style-name="T24">//1</text:span></text:span></text:p>
          <text:p text:style-name="P22"><draw:frame draw:style-name="fr1" draw:name="Frame10" text:anchor-type="paragraph" svg:width="0.25in" draw:z-index="9"><draw:text-box fo:min-height="0.2291in"><text:p text:style-name="P2"/></draw:text-box></draw:frame><text:span text:style-name="Source_20_Text"><text:span text:style-name="T19">};</text:span></text:span></text:p>
          <text:p text:style-name="P22"><draw:frame draw:style-name="fr1" draw:name="Frame11" text:anchor-type="paragraph" svg:width="0.25in" draw:z-index="10"><draw:text-box fo:min-height="0.2291in"><text:p text:style-name="P2"/></draw:text-box></draw:frame><text:span text:style-name="Source_20_Text"><text:span text:style-name="T24">//</text:span></text:span><text:span text:style-name="Source_20_Text"><text:span text:style-name="T25">进行整体对齐，最大类型为</text:span></text:span><text:span text:style-name="Source_20_Text"><text:span text:style-name="T24">1&lt;</text:span></text:span><text:span text:style-name="Source_20_Text"><text:span text:style-name="T25">对齐系数</text:span></text:span><text:span text:style-name="Source_20_Text"><text:span text:style-name="T24">4</text:span></text:span><text:span text:style-name="Source_20_Text"><text:span text:style-name="T25">，按</text:span></text:span><text:span text:style-name="Source_20_Text"><text:span text:style-name="T24">1</text:span></text:span><text:span text:style-name="Source_20_Text"><text:span text:style-name="T25">整体对齐，所以</text:span></text:span><text:span text:style-name="Source_20_Text"><text:span text:style-name="T24">1+1+1=3 </text:span></text:span></text:p>
          <text:p text:style-name="P22"><draw:frame draw:style-name="fr1" draw:name="Frame12" text:anchor-type="paragraph" svg:width="0.25in" draw:z-index="11"><draw:text-box fo:min-height="0.2291in"><text:p text:style-name="P2"/></draw:text-box></draw:frame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B</text:span></text:span><text:span text:style-name="Source_20_Text"><text:span text:style-name="T19"> {</text:span></text:span></text:p>
          <text:p text:style-name="P22"><draw:frame draw:style-name="fr1" draw:name="Frame13" text:anchor-type="paragraph" svg:width="0.25in" draw:z-index="12"><draw:text-box fo:min-height="0.2291in"><text:p text:style-name="P2"/></draw:text-box></draw:frame><text:span text:style-name="Source_20_Text"><text:span text:style-name="T22">int</text:span></text:span><text:span text:style-name="Source_20_Text"><text:span text:style-name="T19"> a; <text:s/></text:span></text:span><text:span text:style-name="Source_20_Text"><text:span text:style-name="T24">//4</text:span></text:span></text:p>
          <text:p text:style-name="P22"><draw:frame draw:style-name="fr1" draw:name="Frame14" text:anchor-type="paragraph" svg:width="0.25in" draw:z-index="13"><draw:text-box fo:min-height="0.2291in"><text:p text:style-name="P2"/></draw:text-box></draw:frame><text:span text:style-name="Source_20_Text"><text:span text:style-name="T22">char</text:span></text:span><text:span text:style-name="Source_20_Text"><text:span text:style-name="T19"> b; </text:span></text:span><text:span text:style-name="Source_20_Text"><text:span text:style-name="T24">//1</text:span></text:span></text:p>
          <text:p text:style-name="P22"><draw:frame draw:style-name="fr1" draw:name="Frame15" text:anchor-type="paragraph" svg:width="0.25in" draw:z-index="14"><draw:text-box fo:min-height="0.2291in"><text:p text:style-name="P2"/></draw:text-box></draw:frame><text:span text:style-name="Source_20_Text"><text:span text:style-name="T22">short</text:span></text:span><text:span text:style-name="Source_20_Text"><text:span text:style-name="T19"> c;</text:span></text:span><text:span text:style-name="Source_20_Text"><text:span text:style-name="T24">//2</text:span></text:span></text:p>
          <text:p text:style-name="P22"><draw:frame draw:style-name="fr1" draw:name="Frame16" text:anchor-type="paragraph" svg:width="0.25in" draw:z-index="15"><draw:text-box fo:min-height="0.2291in"><text:p text:style-name="P2"/></draw:text-box></draw:frame><text:span text:style-name="Source_20_Text"><text:span text:style-name="T19">};</text:span></text:span></text:p>
          <text:p text:style-name="P22"><draw:frame draw:style-name="fr1" draw:name="Frame17" text:anchor-type="paragraph" svg:width="0.25in" draw:z-index="16"><draw:text-box fo:min-height="0.2291in"><text:p text:style-name="P2"/></draw:text-box></draw:frame><text:soft-page-break/><text:span text:style-name="Source_20_Text"><text:span text:style-name="T24">//</text:span></text:span><text:span text:style-name="Source_20_Text"><text:span text:style-name="T25">进行整体对齐，最大类型为</text:span></text:span><text:span text:style-name="Source_20_Text"><text:span text:style-name="T24">4=</text:span></text:span><text:span text:style-name="Source_20_Text"><text:span text:style-name="T25">对齐系数</text:span></text:span><text:span text:style-name="Source_20_Text"><text:span text:style-name="T24">4</text:span></text:span><text:span text:style-name="Source_20_Text"><text:span text:style-name="T25">，所以按</text:span></text:span><text:span text:style-name="Source_20_Text"><text:span text:style-name="T24">4</text:span></text:span><text:span text:style-name="Source_20_Text"><text:span text:style-name="T25">整体对齐</text:span></text:span><text:span text:style-name="Source_20_Text"><text:span text:style-name="T24">4 1+2=3&lt;4 </text:span></text:span><text:span text:style-name="Source_20_Text"><text:span text:style-name="T25">对齐</text:span></text:span><text:span text:style-name="Source_20_Text"><text:span text:style-name="T24">4 </text:span></text:span><text:span text:style-name="Source_20_Text"><text:span text:style-name="T25">所以</text:span></text:span><text:span text:style-name="Source_20_Text"><text:span text:style-name="T24">4+4=8 </text:span></text:span></text:p>
          <text:p text:style-name="P22"><draw:frame draw:style-name="fr1" draw:name="Frame18" text:anchor-type="paragraph" svg:width="0.25in" draw:z-index="17"><draw:text-box fo:min-height="0.2291in"><text:p text:style-name="P2"/></draw:text-box></draw:frame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C</text:span></text:span><text:span text:style-name="Source_20_Text"><text:span text:style-name="T19"> {</text:span></text:span></text:p>
          <text:p text:style-name="P22"><draw:frame draw:style-name="fr1" draw:name="Frame19" text:anchor-type="paragraph" svg:width="0.25in" draw:z-index="18"><draw:text-box fo:min-height="0.2291in"><text:p text:style-name="P2"/></draw:text-box></draw:frame><text:span text:style-name="Source_20_Text"><text:span text:style-name="T22">char</text:span></text:span><text:span text:style-name="Source_20_Text"><text:span text:style-name="T19"> b; </text:span></text:span><text:span text:style-name="Source_20_Text"><text:span text:style-name="T24">//1</text:span></text:span></text:p>
          <text:p text:style-name="P22"><draw:frame draw:style-name="fr1" draw:name="Frame20" text:anchor-type="paragraph" svg:width="0.25in" draw:z-index="19"><draw:text-box fo:min-height="0.2291in"><text:p text:style-name="P2"/></draw:text-box></draw:frame><text:span text:style-name="Source_20_Text"><text:span text:style-name="T22">int</text:span></text:span><text:span text:style-name="Source_20_Text"><text:span text:style-name="T19"> a; <text:s/></text:span></text:span><text:span text:style-name="Source_20_Text"><text:span text:style-name="T24">//4</text:span></text:span></text:p>
          <text:p text:style-name="P22"><draw:frame draw:style-name="fr1" draw:name="Frame21" text:anchor-type="paragraph" svg:width="0.25in" draw:z-index="20"><draw:text-box fo:min-height="0.2291in"><text:p text:style-name="P2"/></draw:text-box></draw:frame><text:span text:style-name="Source_20_Text"><text:span text:style-name="T22">short</text:span></text:span><text:span text:style-name="Source_20_Text"><text:span text:style-name="T19"> c;</text:span></text:span><text:span text:style-name="Source_20_Text"><text:span text:style-name="T24">//2</text:span></text:span></text:p>
          <text:p text:style-name="P22"><draw:frame draw:style-name="fr1" draw:name="Frame22" text:anchor-type="paragraph" svg:width="0.25in" draw:z-index="21"><draw:text-box fo:min-height="0.2291in"><text:p text:style-name="P2"/></draw:text-box></draw:frame><text:span text:style-name="Source_20_Text"><text:span text:style-name="T19">};</text:span></text:span></text:p>
          <text:p text:style-name="P22"><draw:frame draw:style-name="fr1" draw:name="Frame23" text:anchor-type="paragraph" svg:width="0.25in" draw:z-index="22"><draw:text-box fo:min-height="0.2291in"><text:p text:style-name="P2"/></draw:text-box></draw:frame><text:span text:style-name="Source_20_Text"><text:span text:style-name="T24">//</text:span></text:span><text:span text:style-name="Source_20_Text"><text:span text:style-name="T25">进行整体对齐，最大类型为</text:span></text:span><text:span text:style-name="Source_20_Text"><text:span text:style-name="T24">4=</text:span></text:span><text:span text:style-name="Source_20_Text"><text:span text:style-name="T25">对齐系数</text:span></text:span><text:span text:style-name="Source_20_Text"><text:span text:style-name="T24">4</text:span></text:span><text:span text:style-name="Source_20_Text"><text:span text:style-name="T25">，所以按</text:span></text:span><text:span text:style-name="Source_20_Text"><text:span text:style-name="T24">4</text:span></text:span><text:span text:style-name="Source_20_Text"><text:span text:style-name="T25">整体对齐 </text:span></text:span><text:span text:style-name="Source_20_Text"><text:span text:style-name="T24">1&lt;4</text:span></text:span><text:span text:style-name="Source_20_Text"><text:span text:style-name="T25">（对齐</text:span></text:span><text:span text:style-name="Source_20_Text"><text:span text:style-name="T24">4</text:span></text:span><text:span text:style-name="Source_20_Text"><text:span text:style-name="T25">） </text:span></text:span><text:span text:style-name="Source_20_Text"><text:span text:style-name="T24">4=4 2&lt;4(</text:span></text:span><text:span text:style-name="Source_20_Text"><text:span text:style-name="T25">对齐</text:span></text:span><text:span text:style-name="Source_20_Text"><text:span text:style-name="T24">4) <text:s/></text:span></text:span><text:span text:style-name="Source_20_Text"><text:span text:style-name="T25">所以</text:span></text:span><text:span text:style-name="Source_20_Text"><text:span text:style-name="T24">4+4+4=12 </text:span></text:span></text:p>
          <text:p text:style-name="P22"><draw:frame draw:style-name="fr1" draw:name="Frame24" text:anchor-type="paragraph" svg:width="0.25in" draw:z-index="23"><draw:text-box fo:min-height="0.2291in"><text:p text:style-name="P2"/></draw:text-box></draw:frame><text:span text:style-name="Source_20_Text"><text:span text:style-name="T28">#pragma pack(2)</text:span></text:span></text:p>
          <text:p text:style-name="P22"><draw:frame draw:style-name="fr1" draw:name="Frame25" text:anchor-type="paragraph" svg:width="0.25in" draw:z-index="24"><draw:text-box fo:min-height="0.2291in"><text:p text:style-name="P2"/></draw:text-box></draw:frame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D</text:span></text:span><text:span text:style-name="Source_20_Text"><text:span text:style-name="T19"> {</text:span></text:span></text:p>
          <text:p text:style-name="P22"><draw:frame draw:style-name="fr1" draw:name="Frame26" text:anchor-type="paragraph" svg:width="0.25in" draw:z-index="25"><draw:text-box fo:min-height="0.2291in"><text:p text:style-name="P2"/></draw:text-box></draw:frame><text:span text:style-name="Source_20_Text"><text:span text:style-name="T22">char</text:span></text:span><text:span text:style-name="Source_20_Text"><text:span text:style-name="T19"> b; </text:span></text:span><text:span text:style-name="Source_20_Text"><text:span text:style-name="T24">//1</text:span></text:span></text:p>
          <text:p text:style-name="P22"><draw:frame draw:style-name="fr1" draw:name="Frame27" text:anchor-type="paragraph" svg:width="0.25in" draw:z-index="26"><draw:text-box fo:min-height="0.2291in"><text:p text:style-name="P2"/></draw:text-box></draw:frame><text:span text:style-name="Source_20_Text"><text:span text:style-name="T22">int</text:span></text:span><text:span text:style-name="Source_20_Text"><text:span text:style-name="T19"> a; <text:s/></text:span></text:span><text:span text:style-name="Source_20_Text"><text:span text:style-name="T24">//4</text:span></text:span></text:p>
          <text:p text:style-name="P22"><draw:frame draw:style-name="fr1" draw:name="Frame28" text:anchor-type="paragraph" svg:width="0.25in" draw:z-index="27"><draw:text-box fo:min-height="0.2291in"><text:p text:style-name="P2"/></draw:text-box></draw:frame><text:span text:style-name="Source_20_Text"><text:span text:style-name="T22">short</text:span></text:span><text:span text:style-name="Source_20_Text"><text:span text:style-name="T19"> c;</text:span></text:span><text:span text:style-name="Source_20_Text"><text:span text:style-name="T24">//2</text:span></text:span></text:p>
          <text:p text:style-name="P22"><draw:frame draw:style-name="fr1" draw:name="Frame29" text:anchor-type="paragraph" svg:width="0.25in" draw:z-index="28"><draw:text-box fo:min-height="0.2291in"><text:p text:style-name="P2"/></draw:text-box></draw:frame><text:span text:style-name="Source_20_Text"><text:span text:style-name="T19">};</text:span></text:span></text:p>
          <text:p text:style-name="P22"><draw:frame draw:style-name="fr1" draw:name="Frame30" text:anchor-type="paragraph" svg:width="0.25in" draw:z-index="29"><draw:text-box fo:min-height="0.2291in"><text:p text:style-name="P2"/></draw:text-box></draw:frame><text:span text:style-name="Source_20_Text"><text:span text:style-name="T24">//</text:span></text:span><text:span text:style-name="Source_20_Text"><text:span text:style-name="T25">进行整体对齐，最大类型为</text:span></text:span><text:span text:style-name="Source_20_Text"><text:span text:style-name="T24">4&gt;</text:span></text:span><text:span text:style-name="Source_20_Text"><text:span text:style-name="T25">对齐系数</text:span></text:span><text:span text:style-name="Source_20_Text"><text:span text:style-name="T24">n(2)</text:span></text:span><text:span text:style-name="Source_20_Text"><text:span text:style-name="T25">，所以按</text:span></text:span><text:span text:style-name="Source_20_Text"><text:span text:style-name="T24">2</text:span></text:span><text:span text:style-name="Source_20_Text"><text:span text:style-name="T25">整体对齐 </text:span></text:span><text:span text:style-name="Source_20_Text"><text:span text:style-name="T24">1&lt;2</text:span></text:span><text:span text:style-name="Source_20_Text"><text:span text:style-name="T25">（对齐</text:span></text:span><text:span text:style-name="Source_20_Text"><text:span text:style-name="T24">2</text:span></text:span><text:span text:style-name="Source_20_Text"><text:span text:style-name="T25">）</text:span></text:span><text:span text:style-name="Source_20_Text"><text:span text:style-name="T24">4&gt;2(2</text:span></text:span><text:span text:style-name="Source_20_Text"><text:span text:style-name="T25">的倍数</text:span></text:span><text:span text:style-name="Source_20_Text"><text:span text:style-name="T24">) 2=2 </text:span></text:span><text:span text:style-name="Source_20_Text"><text:span text:style-name="T25">所以</text:span></text:span><text:span text:style-name="Source_20_Text"><text:span text:style-name="T24">2+4+2=8 </text:span></text:span></text:p>
          <text:p text:style-name="P22"><draw:frame draw:style-name="fr1" draw:name="Frame31" text:anchor-type="paragraph" svg:width="0.25in" draw:z-index="30"><draw:text-box fo:min-height="0.2291in"><text:p text:style-name="P2"/></draw:text-box></draw:frame><text:span text:style-name="Source_20_Text"><text:span text:style-name="T21">答案及解析：</text:span></text:span><text:span text:style-name="Source_20_Text"><text:span text:style-name="T27">3</text:span></text:span><text:span text:style-name="Source_20_Text"><text:span text:style-name="T19"> </text:span></text:span><text:span text:style-name="Source_20_Text"><text:span text:style-name="T27">8</text:span></text:span><text:span text:style-name="Source_20_Text"><text:span text:style-name="T19"> </text:span></text:span><text:span text:style-name="Source_20_Text"><text:span text:style-name="T27">12</text:span></text:span><text:span text:style-name="Source_20_Text"><text:span text:style-name="T19"> </text:span></text:span><text:span text:style-name="Source_20_Text"><text:span text:style-name="T27">8</text:span></text:span></text:p>
          <text:p text:style-name="P22"><draw:frame draw:style-name="fr1" draw:name="Frame32" text:anchor-type="paragraph" svg:width="0.25in" draw:z-index="31"><draw:text-box fo:min-height="0.2291in"><text:p text:style-name="P2"/></draw:text-box></draw:frame><text:span text:style-name="Source_20_Text"><text:span text:style-name="T20"> </text:span></text:span></text:p>
          <text:p text:style-name="P22"><draw:frame draw:style-name="fr1" draw:name="Frame33" text:anchor-type="paragraph" svg:width="0.25in" draw:z-index="32"><draw:text-box fo:min-height="0.2291in"><text:p text:style-name="P2"/></draw:text-box></draw:frame><text:span text:style-name="Source_20_Text"><text:span text:style-name="T20"> </text:span></text:span></text:p>
          <text:p text:style-name="P22"><draw:frame draw:style-name="fr1" draw:name="Frame34" text:anchor-type="paragraph" svg:width="0.25in" draw:z-index="33"><draw:text-box fo:min-height="0.2291in"><text:p text:style-name="P2"/></draw:text-box></draw:frame><text:span text:style-name="Source_20_Text"><text:span text:style-name="T27">2.</text:span></text:span><text:span text:style-name="Source_20_Text"><text:span text:style-name="T19"> </text:span></text:span><text:span text:style-name="Source_20_Text"><text:span text:style-name="T21">有一个如下的结构体：</text:span></text:span></text:p>
          <text:p text:style-name="P22"><draw:frame draw:style-name="fr1" draw:name="Frame35" text:anchor-type="paragraph" svg:width="0.25in" draw:z-index="34"><draw:text-box fo:min-height="0.2291in"><text:p text:style-name="P2"/></draw:text-box></draw:frame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A</text:span></text:span><text:span text:style-name="Source_20_Text"><text:span text:style-name="T19">{</text:span></text:span></text:p>
          <text:p text:style-name="P22"><draw:frame draw:style-name="fr1" draw:name="Frame36" text:anchor-type="paragraph" svg:width="0.25in" draw:z-index="35"><draw:text-box fo:min-height="0.2291in"><text:p text:style-name="P2"/></draw:text-box></draw:frame><text:span text:style-name="Source_20_Text"><text:span text:style-name="T20"> </text:span></text:span><text:span text:style-name="Source_20_Text"><text:span text:style-name="T22">long</text:span></text:span><text:span text:style-name="Source_20_Text"><text:span text:style-name="T19"> a1;</text:span></text:span></text:p>
          <text:p text:style-name="P22"><draw:frame draw:style-name="fr1" draw:name="Frame37" text:anchor-type="paragraph" svg:width="0.25in" draw:z-index="36"><draw:text-box fo:min-height="0.2291in"><text:p text:style-name="P2"/></draw:text-box></draw:frame><text:span text:style-name="Source_20_Text"><text:span text:style-name="T20"> </text:span></text:span><text:span text:style-name="Source_20_Text"><text:span text:style-name="T22">short</text:span></text:span><text:span text:style-name="Source_20_Text"><text:span text:style-name="T19"> a2;</text:span></text:span></text:p>
          <text:p text:style-name="P22"><draw:frame draw:style-name="fr1" draw:name="Frame38" text:anchor-type="paragraph" svg:width="0.25in" draw:z-index="37"><draw:text-box fo:min-height="0.2291in"><text:p text:style-name="P2"/></draw:text-box></draw:frame><text:span text:style-name="Source_20_Text"><text:span text:style-name="T20"> </text:span></text:span><text:span text:style-name="Source_20_Text"><text:span text:style-name="T22">int</text:span></text:span><text:span text:style-name="Source_20_Text"><text:span text:style-name="T19"> a3;</text:span></text:span></text:p>
          <text:p text:style-name="P22"><draw:frame draw:style-name="fr1" draw:name="Frame39" text:anchor-type="paragraph" svg:width="0.25in" draw:z-index="38"><draw:text-box fo:min-height="0.2291in"><text:p text:style-name="P2"/></draw:text-box></draw:frame><text:span text:style-name="Source_20_Text"><text:span text:style-name="T20"> </text:span></text:span><text:span text:style-name="Source_20_Text"><text:span text:style-name="T22">int</text:span></text:span><text:span text:style-name="Source_20_Text"><text:span text:style-name="T19"> *a4;</text:span></text:span></text:p>
          <text:p text:style-name="P22"><draw:frame draw:style-name="fr1" draw:name="Frame40" text:anchor-type="paragraph" svg:width="0.25in" draw:z-index="39"><draw:text-box fo:min-height="0.2291in"><text:p text:style-name="P2"/></draw:text-box></draw:frame><text:span text:style-name="Source_20_Text"><text:span text:style-name="T19">};</text:span></text:span></text:p>
          <text:p text:style-name="P22"><draw:frame draw:style-name="fr1" draw:name="Frame41" text:anchor-type="paragraph" svg:width="0.25in" draw:z-index="40"><draw:text-box fo:min-height="0.2291in"><text:p text:style-name="P2"/></draw:text-box></draw:frame><text:span text:style-name="Source_20_Text"><text:span text:style-name="T21">请问在</text:span></text:span><text:span text:style-name="Source_20_Text"><text:span text:style-name="T27">64</text:span></text:span><text:span text:style-name="Source_20_Text"><text:span text:style-name="T21">位编译器下用</text:span></text:span><text:span text:style-name="Source_20_Text"><text:span text:style-name="T22">sizeof</text:span></text:span><text:span text:style-name="Source_20_Text"><text:span text:style-name="T19">(struct A)</text:span></text:span><text:span text:style-name="Source_20_Text"><text:span text:style-name="T21">计算出的大小是多少？</text:span></text:span></text:p>
          <text:p text:style-name="P22"><draw:frame draw:style-name="fr1" draw:name="Frame42" text:anchor-type="paragraph" svg:width="0.25in" draw:z-index="41"><draw:text-box fo:min-height="0.2291in"><text:p text:style-name="P2"/></draw:text-box></draw:frame><text:span text:style-name="Source_20_Text"><text:span text:style-name="T27">24</text:span></text:span></text:p>
          <text:p text:style-name="P22"><draw:frame draw:style-name="fr1" draw:name="Frame43" text:anchor-type="paragraph" svg:width="0.25in" draw:z-index="42"><draw:text-box fo:min-height="0.2291in"><text:p text:style-name="P2"/></draw:text-box></draw:frame><text:span text:style-name="Source_20_Text"><text:span text:style-name="T27">28</text:span></text:span></text:p>
          <text:p text:style-name="P22"><draw:frame draw:style-name="fr1" draw:name="Frame44" text:anchor-type="paragraph" svg:width="0.25in" draw:z-index="43"><draw:text-box fo:min-height="0.2291in"><text:p text:style-name="P2"/></draw:text-box></draw:frame><text:span text:style-name="Source_20_Text"><text:span text:style-name="T27">16</text:span></text:span></text:p>
          <text:p text:style-name="P22"><draw:frame draw:style-name="fr1" draw:name="Frame45" text:anchor-type="paragraph" svg:width="0.25in" draw:z-index="44"><draw:text-box fo:min-height="0.2291in"><text:p text:style-name="P2"/></draw:text-box></draw:frame><text:span text:style-name="Source_20_Text"><text:span text:style-name="T27">18</text:span></text:span></text:p>
          <text:p text:style-name="P22"><draw:frame draw:style-name="fr1" draw:name="Frame46" text:anchor-type="paragraph" svg:width="0.25in" draw:z-index="45"><draw:text-box fo:min-height="0.2291in"><text:p text:style-name="P2"/></draw:text-box></draw:frame><text:span text:style-name="Source_20_Text"><text:span text:style-name="T20"> </text:span></text:span></text:p>
          <text:p text:style-name="P22"><draw:frame draw:style-name="fr1" draw:name="Frame47" text:anchor-type="paragraph" svg:width="0.25in" draw:z-index="46"><draw:text-box fo:min-height="0.2291in"><text:p text:style-name="P2"/></draw:text-box></draw:frame><text:span text:style-name="Source_20_Text"><text:span text:style-name="T21">答案及解析：</text:span></text:span><text:span text:style-name="Source_20_Text"><text:span text:style-name="T27">24</text:span></text:span></text:p>
          <text:p text:style-name="P22"><draw:frame draw:style-name="fr1" draw:name="Frame48" text:anchor-type="paragraph" svg:width="0.25in" draw:z-index="47"><draw:text-box fo:min-height="0.2291in"><text:p text:style-name="P2"/></draw:text-box></draw:frame><text:span text:style-name="Source_20_Text"><text:span text:style-name="T27">64</text:span></text:span><text:span text:style-name="Source_20_Text"><text:span text:style-name="T21">位编译器下：指针</text:span></text:span><text:span text:style-name="Source_20_Text"><text:span text:style-name="T27">8</text:span></text:span><text:span text:style-name="Source_20_Text"><text:span text:style-name="T21">字节（一定不能忘记），题目不说默认</text:span></text:span><text:span text:style-name="Source_20_Text"><text:span text:style-name="T27">4</text:span></text:span><text:span text:style-name="Source_20_Text"><text:span text:style-name="T21">字节对齐</text:span></text:span></text:p>
          <text:p text:style-name="P22"><draw:frame draw:style-name="fr1" draw:name="Frame49" text:anchor-type="paragraph" svg:width="0.25in" draw:z-index="48"><draw:text-box fo:min-height="0.2291in"><text:p text:style-name="P2"/></draw:text-box></draw:frame><text:span text:style-name="Source_20_Text"><text:span text:style-name="T22">long</text:span></text:span><text:span text:style-name="Source_20_Text"><text:span text:style-name="T19"> a1; <text:s text:c="3"/></text:span></text:span><text:span text:style-name="Source_20_Text"><text:span text:style-name="T24">//8</text:span></text:span></text:p>
          <text:p text:style-name="P22"><draw:frame draw:style-name="fr1" draw:name="Frame50" text:anchor-type="paragraph" svg:width="0.25in" draw:z-index="49"><draw:text-box fo:min-height="0.2291in"><text:p text:style-name="P2"/></draw:text-box></draw:frame><text:span text:style-name="Source_20_Text"><text:span text:style-name="T20"> </text:span></text:span><text:span text:style-name="Source_20_Text"><text:span text:style-name="T22">short</text:span></text:span><text:span text:style-name="Source_20_Text"><text:span text:style-name="T19"> a2; <text:s/></text:span></text:span><text:span text:style-name="Source_20_Text"><text:span text:style-name="T24">//2 8+2=10</text:span></text:span><text:span text:style-name="Source_20_Text"><text:span text:style-name="T25">（不是</text:span></text:span><text:span text:style-name="Source_20_Text"><text:span text:style-name="T24">4</text:span></text:span><text:span text:style-name="Source_20_Text"><text:span text:style-name="T25">的倍数）对齐到</text:span></text:span><text:span text:style-name="Source_20_Text"><text:span text:style-name="T24">4</text:span></text:span><text:span text:style-name="Source_20_Text"><text:span text:style-name="T25">的倍数</text:span></text:span><text:span text:style-name="Source_20_Text"><text:span text:style-name="T24">12</text:span></text:span></text:p>
          <text:p text:style-name="P22"><draw:frame draw:style-name="fr1" draw:name="Frame51" text:anchor-type="paragraph" svg:width="0.25in" draw:z-index="50"><draw:text-box fo:min-height="0.2291in"><text:p text:style-name="P2"/></draw:text-box></draw:frame><text:span text:style-name="Source_20_Text"><text:span text:style-name="T20"> </text:span></text:span><text:span text:style-name="Source_20_Text"><text:span text:style-name="T22">int</text:span></text:span><text:span text:style-name="Source_20_Text"><text:span text:style-name="T19"> a3; <text:s text:c="3"/></text:span></text:span><text:span text:style-name="Source_20_Text"><text:span text:style-name="T24">//4 4+12=16</text:span></text:span><text:span text:style-name="Source_20_Text"><text:span text:style-name="T25">（</text:span></text:span><text:span text:style-name="Source_20_Text"><text:span text:style-name="T24">4</text:span></text:span><text:span text:style-name="Source_20_Text"><text:span text:style-name="T25">的倍数）</text:span></text:span></text:p>
          <text:p text:style-name="P22"><draw:frame draw:style-name="fr1" draw:name="Frame52" text:anchor-type="paragraph" svg:width="0.25in" draw:z-index="51"><draw:text-box fo:min-height="0.2291in"><text:p text:style-name="P2"/></draw:text-box></draw:frame><text:span text:style-name="Source_20_Text"><text:span text:style-name="T20"> </text:span></text:span><text:span text:style-name="Source_20_Text"><text:span text:style-name="T22">int</text:span></text:span><text:span text:style-name="Source_20_Text"><text:span text:style-name="T19"> *a4; <text:s text:c="2"/></text:span></text:span><text:span text:style-name="Source_20_Text"><text:span text:style-name="T24">//8 8+16=24</text:span></text:span><text:span text:style-name="Source_20_Text"><text:span text:style-name="T25">（</text:span></text:span><text:span text:style-name="Source_20_Text"><text:span text:style-name="T24">4</text:span></text:span><text:span text:style-name="Source_20_Text"><text:span text:style-name="T25">的倍数）</text:span></text:span></text:p>
          <text:p text:style-name="P22"><draw:frame draw:style-name="fr1" draw:name="Frame53" text:anchor-type="paragraph" svg:width="0.25in" draw:z-index="52"><draw:text-box fo:min-height="0.2291in"><text:p text:style-name="P2"/></draw:text-box></draw:frame><text:span text:style-name="Source_20_Text"><text:span text:style-name="T20"> </text:span></text:span></text:p>
          <text:p text:style-name="P22"><draw:frame draw:style-name="fr1" draw:name="Frame54" text:anchor-type="paragraph" svg:width="0.25in" draw:z-index="53"><draw:text-box fo:min-height="0.2291in"><text:p text:style-name="P2"/></draw:text-box></draw:frame><text:span text:style-name="Source_20_Text"><text:span text:style-name="T20"> </text:span></text:span></text:p>
          <text:p text:style-name="P22"><draw:frame draw:style-name="fr1" draw:name="Frame55" text:anchor-type="paragraph" svg:width="0.25in" draw:z-index="54"><draw:text-box fo:min-height="0.2291in"><text:p text:style-name="P2"/></draw:text-box></draw:frame><text:span text:style-name="Source_20_Text"><text:span text:style-name="T20"> </text:span></text:span></text:p>
          <text:p text:style-name="P22"><draw:frame draw:style-name="fr1" draw:name="Frame56" text:anchor-type="paragraph" svg:width="0.25in" draw:z-index="55"><draw:text-box fo:min-height="0.2291in"><text:p text:style-name="P2"/></draw:text-box></draw:frame><text:span text:style-name="Source_20_Text"><text:span text:style-name="T20"> </text:span></text:span></text:p>
          <text:p text:style-name="P22"><draw:frame draw:style-name="fr1" draw:name="Frame57" text:anchor-type="paragraph" svg:width="0.25in" draw:z-index="56"><draw:text-box fo:min-height="0.2291in"><text:p text:style-name="P2"/></draw:text-box></draw:frame><text:span text:style-name="Source_20_Text"><text:span text:style-name="T27">3.</text:span></text:span><text:span text:style-name="Source_20_Text"><text:span text:style-name="T21">在</text:span></text:span><text:span text:style-name="Source_20_Text"><text:span text:style-name="T27">32</text:span></text:span><text:span text:style-name="Source_20_Text"><text:span text:style-name="T21">位</text:span></text:span><text:span text:style-name="Source_20_Text"><text:span text:style-name="T19">cpu</text:span></text:span><text:span text:style-name="Source_20_Text"><text:span text:style-name="T21">上选择缺省对齐的情况下，有如下结构体定义：</text:span></text:span></text:p>
          <text:p text:style-name="P22"><draw:frame draw:style-name="fr1" draw:name="Frame58" text:anchor-type="paragraph" svg:width="0.25in" draw:z-index="57"><draw:text-box fo:min-height="0.2291in"><text:p text:style-name="P2"/></draw:text-box></draw:frame><text:soft-page-break/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A</text:span></text:span><text:span text:style-name="Source_20_Text"><text:span text:style-name="T19">{</text:span></text:span></text:p>
          <text:p text:style-name="P22"><draw:frame draw:style-name="fr1" draw:name="Frame59" text:anchor-type="paragraph" svg:width="0.25in" draw:z-index="58"><draw:text-box fo:min-height="0.2291in"><text:p text:style-name="P2"/></draw:text-box></draw:frame><text:span text:style-name="Source_20_Text"><text:span text:style-name="T20">    </text:span></text:span><text:span text:style-name="Source_20_Text"><text:span text:style-name="T22">unsigned</text:span></text:span><text:span text:style-name="Source_20_Text"><text:span text:style-name="T19"> a : </text:span></text:span><text:span text:style-name="Source_20_Text"><text:span text:style-name="T27">19</text:span></text:span><text:span text:style-name="Source_20_Text"><text:span text:style-name="T19">;</text:span></text:span></text:p>
          <text:p text:style-name="P22"><draw:frame draw:style-name="fr1" draw:name="Frame60" text:anchor-type="paragraph" svg:width="0.25in" draw:z-index="59"><draw:text-box fo:min-height="0.2291in"><text:p text:style-name="P2"/></draw:text-box></draw:frame><text:span text:style-name="Source_20_Text"><text:span text:style-name="T20">    </text:span></text:span><text:span text:style-name="Source_20_Text"><text:span text:style-name="T22">unsigned</text:span></text:span><text:span text:style-name="Source_20_Text"><text:span text:style-name="T19"> b : </text:span></text:span><text:span text:style-name="Source_20_Text"><text:span text:style-name="T27">11</text:span></text:span><text:span text:style-name="Source_20_Text"><text:span text:style-name="T19">;</text:span></text:span></text:p>
          <text:p text:style-name="P22"><draw:frame draw:style-name="fr1" draw:name="Frame61" text:anchor-type="paragraph" svg:width="0.25in" draw:z-index="60"><draw:text-box fo:min-height="0.2291in"><text:p text:style-name="P2"/></draw:text-box></draw:frame><text:span text:style-name="Source_20_Text"><text:span text:style-name="T20">    </text:span></text:span><text:span text:style-name="Source_20_Text"><text:span text:style-name="T22">unsigned</text:span></text:span><text:span text:style-name="Source_20_Text"><text:span text:style-name="T19"> c : </text:span></text:span><text:span text:style-name="Source_20_Text"><text:span text:style-name="T27">4</text:span></text:span><text:span text:style-name="Source_20_Text"><text:span text:style-name="T19">;</text:span></text:span></text:p>
          <text:p text:style-name="P22"><draw:frame draw:style-name="fr1" draw:name="Frame62" text:anchor-type="paragraph" svg:width="0.25in" draw:z-index="61"><draw:text-box fo:min-height="0.2291in"><text:p text:style-name="P2"/></draw:text-box></draw:frame><text:span text:style-name="Source_20_Text"><text:span text:style-name="T20">    </text:span></text:span><text:span text:style-name="Source_20_Text"><text:span text:style-name="T22">unsigned</text:span></text:span><text:span text:style-name="Source_20_Text"><text:span text:style-name="T19"> d : </text:span></text:span><text:span text:style-name="Source_20_Text"><text:span text:style-name="T27">29</text:span></text:span><text:span text:style-name="Source_20_Text"><text:span text:style-name="T19">;</text:span></text:span></text:p>
          <text:p text:style-name="P22"><draw:frame draw:style-name="fr1" draw:name="Frame63" text:anchor-type="paragraph" svg:width="0.25in" draw:z-index="62"><draw:text-box fo:min-height="0.2291in"><text:p text:style-name="P2"/></draw:text-box></draw:frame><text:span text:style-name="Source_20_Text"><text:span text:style-name="T20">    </text:span></text:span><text:span text:style-name="Source_20_Text"><text:span text:style-name="T22">char</text:span></text:span><text:span text:style-name="Source_20_Text"><text:span text:style-name="T19"> index;</text:span></text:span></text:p>
          <text:p text:style-name="P22"><draw:frame draw:style-name="fr1" draw:name="Frame64" text:anchor-type="paragraph" svg:width="0.25in" draw:z-index="63"><draw:text-box fo:min-height="0.2291in"><text:p text:style-name="P2"/></draw:text-box></draw:frame><text:span text:style-name="Source_20_Text"><text:span text:style-name="T19">};</text:span></text:span></text:p>
          <text:p text:style-name="P22"><draw:frame draw:style-name="fr1" draw:name="Frame65" text:anchor-type="paragraph" svg:width="0.25in" draw:z-index="64"><draw:text-box fo:min-height="0.2291in"><text:p text:style-name="P2"/></draw:text-box></draw:frame><text:span text:style-name="Source_20_Text"><text:span text:style-name="T21">则</text:span></text:span><text:span text:style-name="Source_20_Text"><text:span text:style-name="T22">sizeof</text:span></text:span><text:span text:style-name="Source_20_Text"><text:span text:style-name="T21">（</text:span></text:span><text:span text:style-name="Source_20_Text"><text:span text:style-name="T22">struct</text:span></text:span><text:span text:style-name="Source_20_Text"><text:span text:style-name="T19"> </text:span></text:span><text:span text:style-name="Source_20_Text"><text:span text:style-name="T23">A</text:span></text:span><text:span text:style-name="Source_20_Text"><text:span text:style-name="T21">）的值为（）</text:span></text:span></text:p>
          <text:p text:style-name="P22"><draw:frame draw:style-name="fr1" draw:name="Frame66" text:anchor-type="paragraph" svg:width="0.25in" draw:z-index="65"><draw:text-box fo:min-height="0.2291in"><text:p text:style-name="P2"/></draw:text-box></draw:frame><text:span text:style-name="Source_20_Text"><text:span text:style-name="T19">9</text:span></text:span></text:p>
          <text:p text:style-name="P22"><draw:frame draw:style-name="fr1" draw:name="Frame67" text:anchor-type="paragraph" svg:width="0.25in" draw:z-index="66"><draw:text-box fo:min-height="0.2291in"><text:p text:style-name="P2"/></draw:text-box></draw:frame><text:span text:style-name="Source_20_Text"><text:span text:style-name="T19">12</text:span></text:span></text:p>
          <text:p text:style-name="P22"><draw:frame draw:style-name="fr1" draw:name="Frame68" text:anchor-type="paragraph" svg:width="0.25in" draw:z-index="67"><draw:text-box fo:min-height="0.2291in"><text:p text:style-name="P2"/></draw:text-box></draw:frame><text:span text:style-name="Source_20_Text"><text:span text:style-name="T19">16</text:span></text:span></text:p>
          <text:p text:style-name="P22"><draw:frame draw:style-name="fr1" draw:name="Frame69" text:anchor-type="paragraph" svg:width="0.25in" draw:z-index="68"><draw:text-box fo:min-height="0.2291in"><text:p text:style-name="P2"/></draw:text-box></draw:frame><text:span text:style-name="Source_20_Text"><text:span text:style-name="T19">20</text:span></text:span></text:p>
          <text:p text:style-name="P22"><draw:frame draw:style-name="fr1" draw:name="Frame70" text:anchor-type="paragraph" svg:width="0.25in" draw:z-index="69"><draw:text-box fo:min-height="0.2291in"><text:p text:style-name="P2"/></draw:text-box></draw:frame><draw:frame draw:style-name="fr1" draw:name="Frame71" text:anchor-type="paragraph" svg:width="0.25in" draw:z-index="70"><draw:text-box fo:min-height="0.2291in"><text:p text:style-name="P2"/></draw:text-box></draw:frame><text:span text:style-name="Source_20_Text"><text:span text:style-name="T21">答案及解析</text:span></text:span><text:span text:style-name="Source_20_Text"><text:span text:style-name="T19">16</text:span></text:span></text:p>
          <text:p text:style-name="P22"><draw:frame draw:style-name="fr1" draw:name="Frame72" text:anchor-type="paragraph" svg:width="0.25in" draw:z-index="71"><draw:text-box fo:min-height="0.2291in"><text:p text:style-name="P2"/></draw:text-box></draw:frame><text:span text:style-name="Source_20_Text"><text:span text:style-name="T21">题目不说，默认</text:span></text:span><text:span text:style-name="Source_20_Text"><text:span text:style-name="T19">4</text:span></text:span><text:span text:style-name="Source_20_Text"><text:span text:style-name="T21">字节对齐</text:span></text:span></text:p>
          <text:p text:style-name="P22"><draw:frame draw:style-name="fr1" draw:name="Frame73" text:anchor-type="paragraph" svg:width="0.25in" draw:z-index="72"><draw:text-box fo:min-height="0.2291in"><text:p text:style-name="P2"/></draw:text-box></draw:frame><text:span text:style-name="Source_20_Text"><text:span text:style-name="T19">19+11=30&lt;32bit <text:s text:c="4"/>4</text:span></text:span></text:p>
          <text:p text:style-name="P22"><draw:frame draw:style-name="fr1" draw:name="Frame74" text:anchor-type="paragraph" svg:width="0.25in" draw:z-index="73"><draw:text-box fo:min-height="0.2291in"><text:p text:style-name="P2"/></draw:text-box></draw:frame><text:span text:style-name="Source_20_Text"><text:span text:style-name="T19">4+29=33&gt;32</text:span></text:span><text:span text:style-name="Source_20_Text"><text:span text:style-name="T23">bit</text:span></text:span><text:span text:style-name="Source_20_Text"><text:span text:style-name="T19"> <text:s text:c="5"/>4+4</text:span></text:span></text:p>
          <text:p text:style-name="P22"><draw:frame draw:style-name="fr1" draw:name="Frame75" text:anchor-type="paragraph" svg:width="0.25in" draw:z-index="74"><draw:text-box fo:min-height="0.2291in"><text:p text:style-name="P2"/></draw:text-box></draw:frame><text:span text:style-name="Source_20_Text"><text:span text:style-name="T19">1</text:span></text:span><text:span text:style-name="Source_20_Text"><text:span text:style-name="T23">byte</text:span></text:span><text:span text:style-name="Source_20_Text"><text:span text:style-name="T19">=8</text:span></text:span><text:span text:style-name="Source_20_Text"><text:span text:style-name="T23">bit</text:span></text:span><text:span text:style-name="Source_20_Text"><text:span text:style-name="T19"> <text:s text:c="8"/>1 <text:s/></text:span></text:span><text:span text:style-name="Source_20_Text"><text:span text:style-name="T21">对齐到 </text:span></text:span><text:span text:style-name="Source_20_Text"><text:span text:style-name="T19">4</text:span></text:span></text:p>
          <text:p text:style-name="P22"><draw:frame draw:style-name="fr1" draw:name="Frame76" text:anchor-type="paragraph" svg:width="0.25in" draw:z-index="75"><draw:text-box fo:min-height="0.2291in"><text:p text:style-name="P2"/></draw:text-box></draw:frame><text:span text:style-name="Source_20_Text"><text:span text:style-name="T19">4+4+4+4=16</text:span></text:span></text:p>
          <text:h text:style-name="P24" text:outline-level="3"><text:bookmark text:name="c中的结构体struct---类"/><text:bookmark text:name="t3"/><text:span text:style-name="T4">C++</text:span><text:span text:style-name="T8">中的结构体</text:span><text:span text:style-name="T4">struct---</text:span><text:span text:style-name="T8">类</text:span></text:h>
          <text:list xml:id="list3896691284749769895" text:style-name="L6">
            <text:list-item>
              <text:p text:style-name="P16"><text:span text:style-name="T5">在</text:span><text:span text:style-name="T1">C++</text:span><text:span text:style-name="T5">中</text:span><text:span text:style-name="T1">struct</text:span><text:span text:style-name="T5">是对于</text:span><text:span text:style-name="T1">C</text:span><text:span text:style-name="T5">语言中</text:span><text:span text:style-name="T1">struct</text:span><text:span text:style-name="T5">的扩展，因为</text:span><text:span text:style-name="T1">C++</text:span><text:span text:style-name="T5">是面向对象的语言，可以描述对象的行为，所以在</text:span><text:span text:style-name="T1">C++</text:span><text:span text:style-name="T5">中</text:span><text:span text:style-name="T1">struct</text:span><text:span text:style-name="T5">内可以放函数，从而就具有类的功能，但又和</text:span><text:span text:style-name="T1">class</text:span><text:span text:style-name="T5">有一定的区别。</text:span></text:p>
            </text:list-item>
          </text:list>
          <text:p text:style-name="P3"><text:span text:style-name="T3">class</text:span><text:span text:style-name="T7">和</text:span><text:span text:style-name="T3">struct</text:span><text:span text:style-name="T7">的区别</text:span></text:p>
          <text:list xml:id="list7901898613418406816" text:style-name="L7">
            <text:list-item>
              <text:p text:style-name="P17"><text:span text:style-name="T1">class</text:span><text:span text:style-name="T5">默认成员是私有的</text:span><text:span text:style-name="T1">private</text:span><text:span text:style-name="T5">，</text:span><text:span text:style-name="T1">struct</text:span><text:span text:style-name="T5">默认成员是公有的</text:span><text:span text:style-name="T1">public</text:span></text:p>
            </text:list-item>
            <text:list-item>
              <text:p text:style-name="P17"><text:span text:style-name="T1">class</text:span><text:span text:style-name="T5">继承默认是私有的</text:span><text:span text:style-name="T1">private</text:span><text:span text:style-name="T5">，</text:span><text:span text:style-name="T1">struct</text:span><text:span text:style-name="T5">继承默认是公有的</text:span><text:span text:style-name="T1">public</text:span></text:p>
            </text:list-item>
            <text:list-item>
              <text:p text:style-name="P17"><text:span text:style-name="T1">C++</text:span><text:span text:style-name="T5">中结构体可以不要</text:span><text:span text:style-name="T1">struct</text:span><text:span text:style-name="T5">关键字，</text:span><text:span text:style-name="T1">C</text:span><text:span text:style-name="T5">语言中除了</text:span><text:span text:style-name="T1">typedef</text:span><text:span text:style-name="T5">定义别名之外是必须要</text:span><text:span text:style-name="T1">struct</text:span><text:span text:style-name="T5">关键字。</text:span>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, 'SF Pro Display', Roboto, Noto, Arial, 'PingFang SC', sans-serif"/>
    <style:font-face style:name="Source Code Pro1" svg:font-family="'Source Code Pro', 'DejaVu Sans Mono', 'Ubuntu Mono', 'Anonymous Pro', 'Droid Sans Mono'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39:00.973930049</meta:creation-date>
    <dc:date>2019-09-02T09:39:23.222697973</dc:date>
    <meta:editing-duration>PT23S</meta:editing-duration>
    <meta:editing-cycles>1</meta:editing-cycles>
    <meta:document-statistic meta:table-count="0" meta:image-count="0" meta:object-count="0" meta:page-count="4" meta:paragraph-count="117" meta:word-count="1444" meta:character-count="2299" meta:non-whitespace-character-count="2109"/>
    <meta:generator>LibreOffice/5.1.6.2$Linux_X86_64 LibreOffice_project/10m0$Build-2</meta:generator>
  </office:meta>
</office:document-meta>
</file>